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17cm"/>
    </style:style>
    <style:style style:name="co7" style:family="table-column">
      <style:table-column-properties fo:break-before="auto" style:column-width="3.323cm"/>
    </style:style>
    <style:style style:name="co8" style:family="table-column">
      <style:table-column-properties fo:break-before="auto" style:column-width="3.514cm"/>
    </style:style>
    <style:style style:name="co9" style:family="table-column">
      <style:table-column-properties fo:break-before="auto" style:column-width="2.887cm"/>
    </style:style>
    <style:style style:name="co5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3.05cm"/>
    </style:style>
    <style:style style:name="co11" style:family="table-column">
      <style:table-column-properties fo:break-before="auto" style:column-width="6.047cm"/>
    </style:style>
    <style:style style:name="co12" style:family="table-column">
      <style:table-column-properties fo:break-before="auto" style:column-width="0.926cm"/>
    </style:style>
    <style:style style:name="co13" style:family="table-column">
      <style:table-column-properties fo:break-before="auto" style:column-width="3.568cm"/>
    </style:style>
    <style:style style:name="co14" style:family="table-column">
      <style:table-column-properties fo:break-before="auto" style:column-width="3.814cm"/>
    </style:style>
    <style:style style:name="co15" style:family="table-column">
      <style:table-column-properties fo:break-before="auto" style:column-width="3.078cm"/>
    </style:style>
    <style:style style:name="co16" style:family="table-column">
      <style:table-column-properties fo:break-before="auto" style:column-width="1.499cm"/>
    </style:style>
    <style:style style:name="co17" style:family="table-column">
      <style:table-column-properties fo:break-before="auto" style:column-width="2.499cm"/>
    </style:style>
    <style:style style:name="co18" style:family="table-column">
      <style:table-column-properties fo:break-before="auto" style:column-width="3.54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3.5cm"/>
    </style:style>
    <style:style style:name="co21" style:family="table-column">
      <style:table-column-properties fo:break-before="auto" style:column-width="4.5cm"/>
    </style:style>
    <style:style style:name="co22" style:family="table-column">
      <style:table-column-properties fo:break-before="auto" style:column-width="12.095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ro3" style:family="table-row">
      <style:table-row-properties style:row-height="0.423cm" fo:break-before="auto" style:use-optimal-row-height="true"/>
    </style:style>
    <style:style style:name="ro4" style:family="table-row">
      <style:table-row-properties style:row-height="0.43cm" fo:break-before="auto" style:use-optimal-row-height="true"/>
    </style:style>
    <style:style style:name="ro5" style:family="table-row">
      <style:table-row-properties style:row-height="1.607cm" fo:break-before="auto" style:use-optimal-row-height="true"/>
    </style:style>
    <style:style style:name="ro6" style:family="table-row">
      <style:table-row-properties style:row-height="1.214cm" fo:break-before="auto" style:use-optimal-row-height="true"/>
    </style:style>
    <style:style style:name="ro7" style:family="table-row">
      <style:table-row-properties style:row-height="0.822cm" fo:break-before="auto" style:use-optimal-row-height="true"/>
    </style:style>
    <style:style style:name="ro8" style:family="table-row">
      <style:table-row-properties style:row-height="1.99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font-name="Arial" style:font-name-asian="SimSun" style:font-name-complex="Lucida Sans"/>
    </style:style>
  </office:automatic-styles>
  <office:body>
    <office:spreadsheet>
      <table:table table:name="Sheet1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"/>
        <table:table-column table:style-name="co5" table:default-cell-style-name="Default"/>
        <table:table-row table:style-name="ro3">
          <table:table-cell office:value-type="string">
            <text:p>Fields used in field definition</text:p>
          </table:table-cell>
          <table:table-cell table:number-columns-repeated="4"/>
        </table:table-row>
        <table:table-row table:style-name="ro3">
          <table:table-cell table:number-columns-repeated="5"/>
        </table:table-row>
        <table:table-row table:style-name="ro4">
          <table:table-cell/>
          <table:table-cell office:value-type="string">
            <text:p>Field_id</text:p>
          </table:table-cell>
          <table:table-cell office:value-type="string">
            <text:p>Property_URI</text:p>
          </table:table-cell>
          <table:table-cell office:value-type="string">
            <text:p>Usage</text:p>
          </table:table-cell>
          <table:table-cell/>
        </table:table-row>
        <table:table-row table:style-name="ro3">
          <table:table-cell table:number-columns-repeated="5"/>
        </table:table-row>
        <table:table-row table:style-name="ro3">
          <table:table-cell office:value-type="string">
            <text:p>Identification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id</text:p>
          </table:table-cell>
          <table:table-cell office:value-type="string">
            <text:p>@id</text:p>
          </table:table-cell>
          <table:table-cell office:value-type="string">
            <text:p>Field type identifier (URI or CURIE)</text:p>
          </table:table-cell>
          <table:table-cell/>
        </table:table-row>
        <table:table-row table:style-name="ro4">
          <table:table-cell/>
          <table:table-cell office:value-type="string">
            <text:p>type</text:p>
          </table:table-cell>
          <table:table-cell office:value-type="string">
            <text:p>@type</text:p>
          </table:table-cell>
          <table:table-cell office:value-type="string">
            <text:p>["annal:Field"]</text:p>
          </table:table-cell>
          <table:table-cell/>
        </table:table-row>
        <table:table-row table:style-name="ro4">
          <table:table-cell/>
          <table:table-cell office:value-type="string">
            <text:p>id</text:p>
          </table:table-cell>
          <table:table-cell office:value-type="string">
            <text:p>annal:id</text:p>
          </table:table-cell>
          <table:table-cell office:value-type="string">
            <text:p>Field type id slug</text:p>
          </table:table-cell>
          <table:table-cell/>
        </table:table-row>
        <table:table-row table:style-name="ro4">
          <table:table-cell/>
          <table:table-cell office:value-type="string">
            <text:p>type_id</text:p>
          </table:table-cell>
          <table:table-cell office:value-type="string">
            <text:p>annal:type_id</text:p>
          </table:table-cell>
          <table:table-cell office:value-type="string">
            <text:p>“_field”</text:p>
          </table:table-cell>
          <table:table-cell/>
        </table:table-row>
        <table:table-row table:style-name="ro4">
          <table:table-cell/>
          <table:table-cell office:value-type="string">
            <text:p>entity_type</text:p>
          </table:table-cell>
          <table:table-cell office:value-type="string">
            <text:p>annal:field_entity_type</text:p>
          </table:table-cell>
          <table:table-cell office:value-type="string">
            <text:p>Type of entity field is used with (optional)</text:p>
          </table:table-cell>
          <table:table-cell/>
        </table:table-row>
        <table:table-row table:style-name="ro4">
          <table:table-cell/>
          <table:table-cell office:value-type="string">
            <text:p>field_name</text:p>
          </table:table-cell>
          <table:table-cell office:value-type="string">
            <text:p>annal:field_name</text:p>
          </table:table-cell>
          <table:table-cell office:value-type="string">
            <text:p>Slug used to identify field in form; defaults to value of 'annal:id'</text:p>
          </table:table-cell>
          <table:table-cell/>
        </table:table-row>
        <table:table-row table:style-name="ro3">
          <table:table-cell table:number-columns-repeated="5"/>
        </table:table-row>
        <table:table-row table:style-name="ro3">
          <table:table-cell office:value-type="string">
            <text:p>Documentation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label</text:p>
          </table:table-cell>
          <table:table-cell office:value-type="string">
            <text:p>rdfs:label</text:p>
          </table:table-cell>
          <table:table-cell office:value-type="string">
            <text:p>Short label used in entity view display, and elsewhere</text:p>
          </table:table-cell>
          <table:table-cell/>
        </table:table-row>
        <table:table-row table:style-name="ro4">
          <table:table-cell/>
          <table:table-cell office:value-type="string">
            <text:p>help</text:p>
          </table:table-cell>
          <table:table-cell office:value-type="string">
            <text:p>rdfs:comment</text:p>
          </table:table-cell>
          <table:table-cell office:value-type="string">
            <text:p>Field help text</text:p>
          </table:table-cell>
          <table:table-cell/>
        </table:table-row>
        <table:table-row table:style-name="ro4">
          <table:table-cell/>
          <table:table-cell office:value-type="string">
            <text:p>placeholder</text:p>
          </table:table-cell>
          <table:table-cell office:value-type="string">
            <text:p>annal:placeholder</text:p>
          </table:table-cell>
          <table:table-cell office:value-type="string">
            <text:p>Placeholder text (mostly optional but recommended)</text:p>
          </table:table-cell>
          <table:table-cell/>
        </table:table-row>
        <table:table-row table:style-name="ro4">
          <table:table-cell/>
          <table:table-cell office:value-type="string">
            <text:p>default</text:p>
          </table:table-cell>
          <table:table-cell office:value-type="string">
            <text:p>annal:default_value</text:p>
          </table:table-cell>
          <table:table-cell office:value-type="string">
            <text:p>Default value for field (optional)</text:p>
          </table:table-cell>
          <table:table-cell/>
        </table:table-row>
        <table:table-row table:style-name="ro3">
          <table:table-cell table:number-columns-repeated="5"/>
        </table:table-row>
        <table:table-row table:style-name="ro3">
          <table:table-cell office:value-type="string">
            <text:p>Value type and rendering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value_type</text:p>
          </table:table-cell>
          <table:table-cell office:value-type="string">
            <text:p>annal:field_value_type</text:p>
          </table:table-cell>
          <table:table-cell office:value-type="string">
            <text:p>Type of ultimate target value (in view)</text:p>
          </table:table-cell>
          <table:table-cell/>
        </table:table-row>
        <table:table-row table:style-name="ro4">
          <table:table-cell/>
          <table:table-cell office:value-type="string">
            <text:p>render_type</text:p>
          </table:table-cell>
          <table:table-cell office:value-type="string">
            <text:p>annal:field_render_type</text:p>
          </table:table-cell>
          <table:table-cell office:value-type="string">
            <text:p>Slug (id) of renderer to apply to this field (@@separate view/edit here?)</text:p>
          </table:table-cell>
          <table:table-cell/>
        </table:table-row>
        <table:table-row table:style-name="ro4">
          <table:table-cell/>
          <table:table-cell office:value-type="string">
            <text:p>placement</text:p>
          </table:table-cell>
          <table:table-cell office:value-type="string">
            <text:p>annal:field_placement</text:p>
          </table:table-cell>
          <table:table-cell office:value-type="string">
            <text:p>Placement of field in form display</text:p>
          </table:table-cell>
          <table:table-cell/>
        </table:table-row>
        <table:table-row table:style-name="ro3">
          <table:table-cell table:number-columns-repeated="5"/>
        </table:table-row>
        <table:table-row table:style-name="ro3">
          <table:table-cell office:value-type="string">
            <text:p>Value access 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property_uri</text:p>
          </table:table-cell>
          <table:table-cell office:value-type="string">
            <text:p>annal:property_uri</text:p>
          </table:table-cell>
          <table:table-cell office:value-type="string">
            <text:p>Property URI or CURIE for field in current stored entity</text:p>
          </table:table-cell>
          <table:table-cell/>
        </table:table-row>
        <table:table-row table:style-name="ro3"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Normal value (context `field_value`) is direct value of nominated field.</text:p>
          </table:table-cell>
          <table:table-cell/>
        </table:table-row>
        <table:table-row table:style-name="ro5">
          <table:table-cell table:number-columns-repeated="3"/>
          <table:table-cell table:style-name="ce2" office:value-type="string">
            <text:p>If `ref_type` is defined then `field_value` is an entity id selected from an enumeration of the indicated entity type, possibly restricted by a supplied `enum_restriction` expression, and `field_value_link` id defined as the URL of selected entity.</text:p>
          </table:table-cell>
          <table:table-cell/>
        </table:table-row>
        <table:table-row table:style-name="ro6">
          <table:table-cell table:number-columns-repeated="3"/>
          <table:table-cell office:value-type="string">
            <text:p>If `ref_field` is specified, the designated field of the referenced entity is assigned to context field `target_value`, otherwise `target_value` is the same as `field_value`.</text:p>
          </table:table-cell>
          <table:table-cell/>
        </table:table-row>
        <table:table-row table:style-name="ro7">
          <table:table-cell table:number-columns-repeated="3"/>
          <table:table-cell office:value-type="string">
            <text:p>Context field `target_value_link` is set to the value of `target_value` resolved as a reference relative to `field_value_link`.</text:p>
          </table:table-cell>
          <table:table-cell/>
        </table:table-row>
        <table:table-row table:style-name="ro6">
          <table:table-cell table:number-columns-repeated="3"/>
          <table:table-cell office:value-type="string">
            <text:p>The resulting value is a string, other value or structure that is interpreted by the selected renderer (e.g. as a value to render or a URL of some other resource).</text:p>
          </table:table-cell>
          <table:table-cell/>
        </table:table-row>
        <table:table-row table:style-name="ro4">
          <table:table-cell table:number-columns-repeated="3"/>
          <table:table-cell office:value-type="string">
            <text:p>Create new abstractions for `EntityReference` and `FieldReference`.</text:p>
          </table:table-cell>
          <table:table-cell/>
        </table:table-row>
        <table:table-row table:style-name="ro3">
          <table:table-cell table:number-columns-repeated="5"/>
        </table:table-row>
        <table:table-row table:style-name="ro3">
          <table:table-cell office:value-type="string">
            <text:p>Referenced entity (field value is entity id; resulting value is URI)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ref_type</text:p>
          </table:table-cell>
          <table:table-cell office:value-type="string">
            <text:p>annal:options_typeref</text:p>
          </table:table-cell>
          <table:table-cell office:value-type="string">
            <text:p>Id of entity type for enumerated value selection</text:p>
          </table:table-cell>
          <table:table-cell office:value-type="string">
            <text:p>@@rename (annal:field_ref_type?)</text:p>
          </table:table-cell>
        </table:table-row>
        <table:table-row table:style-name="ro4">
          <table:table-cell/>
          <table:table-cell office:value-type="string">
            <text:p>ref_restriction</text:p>
          </table:table-cell>
          <table:table-cell office:value-type="string">
            <text:p>annal:restrict_values</text:p>
          </table:table-cell>
          <table:table-cell office:value-type="string">
            <text:p>Value restriction expression for enumerated value selection</text:p>
          </table:table-cell>
          <table:table-cell office:value-type="string">
            <text:p>@@rename (annal:field_ref_restriction?)</text:p>
          </table:table-cell>
        </table:table-row>
        <table:table-row table:style-name="ro4">
          <table:table-cell/>
          <table:table-cell office:value-type="string">
            <text:p>ref_field</text:p>
          </table:table-cell>
          <table:table-cell office:value-type="string">
            <text:p>annal:target_field</text:p>
          </table:table-cell>
          <table:table-cell office:value-type="string">
            <text:p>Locate field field in referenced entity (URI or field selector)</text:p>
          </table:table-cell>
          <table:table-cell office:value-type="string">
            <text:p>@@rename (annal:field_ref_field)</text:p>
          </table:table-cell>
        </table:table-row>
        <table:table-row table:style-name="ro3">
          <table:table-cell table:number-columns-repeated="5"/>
        </table:table-row>
        <table:table-row table:style-name="ro8">
          <table:table-cell table:number-columns-repeated="3"/>
          <table:table-cell office:value-type="string">
            <text:p>If `ref_field` is defined without a corresponding `ref_type`, the field is a )non-editable) reference to another field in the current entity. <text:s/>This provides for viewing the same field in different ways.</text:p>
            <text:p>**NO** - this would then not be available for referenced entity fields. <text:s/>Maybe need a `alt_field` option or similar? <text:s/>Defer for now.</text:p>
          </table:table-cell>
          <table:table-cell/>
        </table:table-row>
        <table:table-row table:style-name="ro3">
          <table:table-cell table:number-columns-repeated="5"/>
        </table:table-row>
        <table:table-row table:style-name="ro3">
          <table:table-cell office:value-type="string">
            <text:p>Repeat field group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group_id</text:p>
          </table:table-cell>
          <table:table-cell office:value-type="string">
            <text:p>annal:group_ref</text:p>
          </table:table-cell>
          <table:table-cell office:value-type="string">
            <text:p>Id of group for repeated field</text:p>
          </table:table-cell>
          <table:table-cell/>
        </table:table-row>
        <table:table-row table:style-name="ro4">
          <table:table-cell/>
          <table:table-cell office:value-type="string">
            <text:p>group_add_label</text:p>
          </table:table-cell>
          <table:table-cell office:value-type="string">
            <text:p>annal:repeat_label_add</text:p>
          </table:table-cell>
          <table:table-cell office:value-type="string">
            <text:p>Label for add repeated group button</text:p>
          </table:table-cell>
          <table:table-cell/>
        </table:table-row>
        <table:table-row table:style-name="ro4">
          <table:table-cell/>
          <table:table-cell office:value-type="string">
            <text:p>group_remove_label</text:p>
          </table:table-cell>
          <table:table-cell office:value-type="string">
            <text:p>annal:repeat_label_delete</text:p>
          </table:table-cell>
          <table:table-cell office:value-type="string">
            <text:p>Label for remove repeated group button</text:p>
          </table:table-cell>
          <table:table-cell/>
        </table:table-row>
        <table:table-row table:style-name="ro4" table:number-rows-repeated="2">
          <table:table-cell table:number-columns-repeated="5"/>
        </table:table-row>
        <table:table-row table:style-name="ro4" table:number-rows-repeated="4">
          <table:table-cell table:number-columns-repeated="3"/>
          <table:table-cell table:style-name="Default"/>
          <table:table-cell/>
        </table:table-row>
        <table:table-row table:style-name="ro4" table:number-rows-repeated="1048525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Sheet2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Current render types and usage</text:p>
          </table:table-cell>
          <table:table-cell table:number-columns-repeated="2"/>
          <table:table-cell table:style-name="ce1"/>
          <table:table-cell table:number-columns-repeated="6"/>
        </table:table-row>
        <table:table-row table:style-name="ro1">
          <table:table-cell table:number-columns-repeated="3"/>
          <table:table-cell table:style-name="ce1"/>
          <table:table-cell table:number-columns-repeated="6"/>
        </table:table-row>
        <table:table-row table:style-name="ro2">
          <table:table-cell/>
          <table:table-cell office:value-type="string">
            <text:p>Render type id</text:p>
          </table:table-cell>
          <table:table-cell office:value-type="string">
            <text:p>Value type</text:p>
          </table:table-cell>
          <table:table-cell table:style-name="ce1" office:value-type="string">
            <text:p>Edit render</text:p>
          </table:table-cell>
          <table:table-cell office:value-type="string">
            <text:p>Edit value</text:p>
          </table:table-cell>
          <table:table-cell office:value-type="string">
            <text:p>View render</text:p>
          </table:table-cell>
          <table:table-cell office:value-type="string">
            <text:p>View value</text:p>
          </table:table-cell>
          <table:table-cell office:value-type="string">
            <text:p>Value access</text:p>
          </table:table-cell>
          <table:table-cell office:value-type="string">
            <text:p>Field example</text:p>
          </table:table-cell>
          <table:table-cell office:value-type="string">
            <text:p>Notes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CheckBox</text:p>
          </table:table-cell>
          <table:table-cell office:value-type="string">
            <text:p>annal:Boolean</text:p>
          </table:table-cell>
          <table:table-cell office:value-type="string">
            <text:p>Input.checkbox</text:p>
          </table:table-cell>
          <table:table-cell office:value-type="string">
            <text:p>Bool</text:p>
          </table:table-cell>
          <table:table-cell office:value-type="string">
            <text:p>yes/no</text:p>
          </table:table-cell>
          <table:table-cell office:value-type="string">
            <text:p>Bool</text:p>
          </table:table-cell>
          <table:table-cell office:value-type="string">
            <text:p>direct</text:p>
          </table:table-cell>
          <table:table-cell office:value-type="string">
            <text:p>View_edit_view</text:p>
          </table:table-cell>
          <table:table-cell/>
        </table:table-row>
        <table:table-row table:style-name="ro1">
          <table:table-cell/>
          <table:table-cell office:value-type="string">
            <text:p>EntityId</text:p>
          </table:table-cell>
          <table:table-cell office:value-type="string">
            <text:p>annal:Slug</text:p>
          </table:table-cell>
          <table:table-cell office:value-type="string">
            <text:p>Input.text</text:p>
          </table:table-cell>
          <table:table-cell office:value-type="string">
            <text:p>Text</text:p>
          </table:table-cell>
          <table:table-cell office:value-type="string">
            <text:p>text</text:p>
          </table:table-cell>
          <table:table-cell office:value-type="string">
            <text:p>Text</text:p>
          </table:table-cell>
          <table:table-cell office:value-type="string">
            <text:p>direct</text:p>
          </table:table-cell>
          <table:table-cell office:value-type="string">
            <text:p>Entity_id</text:p>
          </table:table-cell>
          <table:table-cell/>
        </table:table-row>
        <table:table-row table:style-name="ro1">
          <table:table-cell/>
          <table:table-cell office:value-type="string">
            <text:p>EntityTypeId</text:p>
          </table:table-cell>
          <table:table-cell office:value-type="string">
            <text:p>annal:Slug</text:p>
          </table:table-cell>
          <table:table-cell office:value-type="string">
            <text:p>Select [+]</text:p>
          </table:table-cell>
          <table:table-cell office:value-type="string">
            <text:p>Text</text:p>
          </table:table-cell>
          <table:table-cell office:value-type="string">
            <text:p>link</text:p>
          </table:table-cell>
          <table:table-cell office:value-type="string">
            <text:p>Link</text:p>
          </table:table-cell>
          <table:table-cell office:value-type="string">
            <text:p>derived</text:p>
          </table:table-cell>
          <table:table-cell office:value-type="string">
            <text:p>Entity_type</text:p>
          </table:table-cell>
          <table:table-cell/>
        </table:table-row>
        <table:table-row table:style-name="ro1">
          <table:table-cell/>
          <table:table-cell office:value-type="string">
            <text:p>Enum</text:p>
          </table:table-cell>
          <table:table-cell office:value-type="string">
            <text:p>annal:Slug</text:p>
          </table:table-cell>
          <table:table-cell office:value-type="string">
            <text:p>Select [+]</text:p>
          </table:table-cell>
          <table:table-cell office:value-type="string">
            <text:p>Text</text:p>
          </table:table-cell>
          <table:table-cell office:value-type="string">
            <text:p>link</text:p>
          </table:table-cell>
          <table:table-cell office:value-type="string">
            <text:p>Link</text:p>
          </table:table-cell>
          <table:table-cell office:value-type="string">
            <text:p>derived</text:p>
          </table:table-cell>
          <table:table-cell office:value-type="string">
            <text:p>Bib_type</text:p>
          </table:table-cell>
          <table:table-cell/>
        </table:table-row>
        <table:table-row table:style-name="ro1">
          <table:table-cell/>
          <table:table-cell office:value-type="string">
            <text:p>Enum_choice</text:p>
          </table:table-cell>
          <table:table-cell office:value-type="string">
            <text:p>annal:Slug</text:p>
          </table:table-cell>
          <table:table-cell office:value-type="string">
            <text:p>Select</text:p>
          </table:table-cell>
          <table:table-cell office:value-type="string">
            <text:p>Text</text:p>
          </table:table-cell>
          <table:table-cell office:value-type="string">
            <text:p>link</text:p>
          </table:table-cell>
          <table:table-cell office:value-type="string">
            <text:p>Link</text:p>
          </table:table-cell>
          <table:table-cell office:value-type="string">
            <text:p>derived</text:p>
          </table:table-cell>
          <table:table-cell office:value-type="string">
            <text:p>Field_render</text:p>
          </table:table-cell>
          <table:table-cell/>
        </table:table-row>
        <table:table-row table:style-name="ro2">
          <table:table-cell/>
          <table:table-cell office:value-type="string">
            <text:p>Enum_optional</text:p>
          </table:table-cell>
          <table:table-cell office:value-type="string">
            <text:p>annal:Slug</text:p>
          </table:table-cell>
          <table:table-cell office:value-type="string">
            <text:p>Select [+]</text:p>
          </table:table-cell>
          <table:table-cell office:value-type="string">
            <text:p>Text</text:p>
          </table:table-cell>
          <table:table-cell office:value-type="string">
            <text:p>link</text:p>
          </table:table-cell>
          <table:table-cell office:value-type="string">
            <text:p>Link</text:p>
          </table:table-cell>
          <table:table-cell office:value-type="string">
            <text:p>derived</text:p>
          </table:table-cell>
          <table:table-cell office:value-type="string">
            <text:p>Field_typeref</text:p>
          </table:table-cell>
          <table:table-cell office:value-type="string">
            <text:p>Placeholder for none selected</text:p>
          </table:table-cell>
        </table:table-row>
        <table:table-row table:style-name="ro2">
          <table:table-cell/>
          <table:table-cell office:value-type="string">
            <text:p>Field</text:p>
          </table:table-cell>
          <table:table-cell office:value-type="string">
            <text:p>annal:Slug</text:p>
          </table:table-cell>
          <table:table-cell office:value-type="string">
            <text:p>Select [+]</text:p>
          </table:table-cell>
          <table:table-cell office:value-type="string">
            <text:p>Text</text:p>
          </table:table-cell>
          <table:table-cell office:value-type="string">
            <text:p>link</text:p>
          </table:table-cell>
          <table:table-cell office:value-type="string">
            <text:p>Link</text:p>
          </table:table-cell>
          <table:table-cell office:value-type="string">
            <text:p>derived</text:p>
          </table:table-cell>
          <table:table-cell office:value-type="string">
            <text:p>Group_field_sel</text:p>
          </table:table-cell>
          <table:table-cell office:value-type="string">
            <text:p>@@use enum_...?</text:p>
          </table:table-cell>
        </table:table-row>
        <table:table-row table:style-name="ro2">
          <table:table-cell/>
          <table:table-cell office:value-type="string">
            <text:p>Identifier</text:p>
          </table:table-cell>
          <table:table-cell office:value-type="string">
            <text:p>annal:Identifier</text:p>
          </table:table-cell>
          <table:table-cell office:value-type="string">
            <text:p>Input.text</text:p>
          </table:table-cell>
          <table:table-cell office:value-type="string">
            <text:p>Text</text:p>
          </table:table-cell>
          <table:table-cell office:value-type="string">
            <text:p>text</text:p>
          </table:table-cell>
          <table:table-cell office:value-type="string">
            <text:p>Text</text:p>
          </table:table-cell>
          <table:table-cell office:value-type="string">
            <text:p>direct</text:p>
          </table:table-cell>
          <table:table-cell office:value-type="string">
            <text:p>Type_uri</text:p>
          </table:table-cell>
          <table:table-cell/>
        </table:table-row>
        <table:table-row table:style-name="ro1">
          <table:table-cell/>
          <table:table-cell office:value-type="string">
            <text:p>List</text:p>
          </table:table-cell>
          <table:table-cell office:value-type="string">
            <text:p>annal:List</text:p>
          </table:table-cell>
          <table:table-cell office:value-type="string">
            <text:p>Select [+]</text:p>
          </table:table-cell>
          <table:table-cell office:value-type="string">
            <text:p>Text</text:p>
          </table:table-cell>
          <table:table-cell office:value-type="string">
            <text:p>link</text:p>
          </table:table-cell>
          <table:table-cell office:value-type="string">
            <text:p>Link</text:p>
          </table:table-cell>
          <table:table-cell office:value-type="string">
            <text:p>derived</text:p>
          </table:table-cell>
          <table:table-cell office:value-type="string">
            <text:p>Type_list</text:p>
          </table:table-cell>
          <table:table-cell office:value-type="string">
            <text:p>@@use enum_...?</text:p>
          </table:table-cell>
        </table:table-row>
        <table:table-row table:style-name="ro2">
          <table:table-cell/>
          <table:table-cell office:value-type="string">
            <text:p>Markdown</text:p>
          </table:table-cell>
          <table:table-cell office:value-type="string">
            <text:p>annal:Longtext</text:p>
          </table:table-cell>
          <table:table-cell office:value-type="string">
            <text:p>Input.textarea</text:p>
          </table:table-cell>
          <table:table-cell office:value-type="string">
            <text:p>Text</text:p>
          </table:table-cell>
          <table:table-cell office:value-type="string">
            <text:p>text</text:p>
          </table:table-cell>
          <table:table-cell office:value-type="string">
            <text:p>Text</text:p>
          </table:table-cell>
          <table:table-cell office:value-type="string">
            <text:p>direct</text:p>
          </table:table-cell>
          <table:table-cell office:value-type="string">
            <text:p>(user data)</text:p>
          </table:table-cell>
          <table:table-cell/>
        </table:table-row>
        <table:table-row table:style-name="ro1">
          <table:table-cell/>
          <table:table-cell office:value-type="string">
            <text:p>Placement</text:p>
          </table:table-cell>
          <table:table-cell office:value-type="string">
            <text:p>annal:Placement</text:p>
          </table:table-cell>
          <table:table-cell office:value-type="string">
            <text:p>placement</text:p>
          </table:table-cell>
          <table:table-cell office:value-type="string">
            <text:p>Text</text:p>
          </table:table-cell>
          <table:table-cell office:value-type="string">
            <text:p>placement</text:p>
          </table:table-cell>
          <table:table-cell office:value-type="string">
            <text:p>Text</text:p>
          </table:table-cell>
          <table:table-cell office:value-type="string">
            <text:p>direct</text:p>
          </table:table-cell>
          <table:table-cell office:value-type="string">
            <text:p>Field_placement</text:p>
          </table:table-cell>
          <table:table-cell/>
        </table:table-row>
        <table:table-row table:style-name="ro1">
          <table:table-cell/>
          <table:table-cell office:value-type="string">
            <text:p>RepeatGroup</text:p>
          </table:table-cell>
          <table:table-cell office:value-type="string">
            <text:p>annal:Field_group ??</text:p>
          </table:table-cell>
          <table:table-cell office:value-type="string">
            <text:p>structural</text:p>
          </table:table-cell>
          <table:table-cell office:value-type="string">
            <text:p>List(*)</text:p>
          </table:table-cell>
          <table:table-cell office:value-type="string">
            <text:p>structural</text:p>
          </table:table-cell>
          <table:table-cell office:value-type="string">
            <text:p>List(*)</text:p>
          </table:table-cell>
          <table:table-cell office:value-type="string">
            <text:p>direct</text:p>
          </table:table-cell>
          <table:table-cell office:value-type="string">
            <text:p>Bib_authors</text:p>
          </table:table-cell>
          <table:table-cell office:value-type="string">
            <text:p>@@type annal:Field_group, or moot?</text:p>
          </table:table-cell>
        </table:table-row>
        <table:table-row table:style-name="ro1">
          <table:table-cell/>
          <table:table-cell office:value-type="string">
            <text:p>RepeatGroupRow</text:p>
          </table:table-cell>
          <table:table-cell office:value-type="string">
            <text:p>annal:Field_group</text:p>
          </table:table-cell>
          <table:table-cell office:value-type="string">
            <text:p>structural</text:p>
          </table:table-cell>
          <table:table-cell office:value-type="string">
            <text:p>List(*)</text:p>
          </table:table-cell>
          <table:table-cell office:value-type="string">
            <text:p>structural</text:p>
          </table:table-cell>
          <table:table-cell office:value-type="string">
            <text:p>List(*)</text:p>
          </table:table-cell>
          <table:table-cell office:value-type="string">
            <text:p>direct</text:p>
          </table:table-cell>
          <table:table-cell office:value-type="string">
            <text:p>View_fields</text:p>
          </table:table-cell>
          <table:table-cell office:value-type="string">
            <text:p>@@type moot?</text:p>
          </table:table-cell>
        </table:table-row>
        <table:table-row table:style-name="ro1">
          <table:table-cell/>
          <table:table-cell office:value-type="string">
            <text:p>Slug</text:p>
          </table:table-cell>
          <table:table-cell office:value-type="string">
            <text:p>annal:Slug</text:p>
          </table:table-cell>
          <table:table-cell office:value-type="string">
            <text:p>Input.text</text:p>
          </table:table-cell>
          <table:table-cell office:value-type="string">
            <text:p>Text</text:p>
          </table:table-cell>
          <table:table-cell office:value-type="string">
            <text:p>text</text:p>
          </table:table-cell>
          <table:table-cell office:value-type="string">
            <text:p>Text</text:p>
          </table:table-cell>
          <table:table-cell office:value-type="string">
            <text:p>direct</text:p>
          </table:table-cell>
          <table:table-cell office:value-type="string">
            <text:p>List_id</text:p>
          </table:table-cell>
          <table:table-cell office:value-type="string">
            <text:p>@@deprecate?</text:p>
          </table:table-cell>
        </table:table-row>
        <table:table-row table:style-name="ro1">
          <table:table-cell/>
          <table:table-cell office:value-type="string">
            <text:p>Text</text:p>
          </table:table-cell>
          <table:table-cell office:value-type="string">
            <text:p>annal:Text</text:p>
          </table:table-cell>
          <table:table-cell office:value-type="string">
            <text:p>Input.text</text:p>
          </table:table-cell>
          <table:table-cell office:value-type="string">
            <text:p>Text</text:p>
          </table:table-cell>
          <table:table-cell office:value-type="string">
            <text:p>text</text:p>
          </table:table-cell>
          <table:table-cell office:value-type="string">
            <text:p>Text</text:p>
          </table:table-cell>
          <table:table-cell office:value-type="string">
            <text:p>direct</text:p>
          </table:table-cell>
          <table:table-cell office:value-type="string">
            <text:p>Entity_label</text:p>
          </table:table-cell>
          <table:table-cell/>
        </table:table-row>
        <table:table-row table:style-name="ro2">
          <table:table-cell/>
          <table:table-cell office:value-type="string">
            <text:p>Textarea</text:p>
          </table:table-cell>
          <table:table-cell office:value-type="string">
            <text:p>annal:Longtext</text:p>
          </table:table-cell>
          <table:table-cell office:value-type="string">
            <text:p>Input.textarea</text:p>
          </table:table-cell>
          <table:table-cell office:value-type="string">
            <text:p>Text</text:p>
          </table:table-cell>
          <table:table-cell office:value-type="string">
            <text:p>text</text:p>
          </table:table-cell>
          <table:table-cell office:value-type="string">
            <text:p>Text</text:p>
          </table:table-cell>
          <table:table-cell office:value-type="string">
            <text:p>direct</text:p>
          </table:table-cell>
          <table:table-cell office:value-type="string">
            <text:p>Entity_comment</text:p>
          </table:table-cell>
          <table:table-cell office:value-type="string">
            <text:p>@@use markdown?</text:p>
          </table:table-cell>
        </table:table-row>
        <table:table-row table:style-name="ro1">
          <table:table-cell/>
          <table:table-cell office:value-type="string">
            <text:p>TokenSet</text:p>
          </table:table-cell>
          <table:table-cell office:value-type="string">
            <text:p>annal:TokenSet</text:p>
          </table:table-cell>
          <table:table-cell office:value-type="string">
            <text:p>Input.text</text:p>
          </table:table-cell>
          <table:table-cell office:value-type="string">
            <text:p>List(token)</text:p>
          </table:table-cell>
          <table:table-cell office:value-type="string">
            <text:p>text</text:p>
          </table:table-cell>
          <table:table-cell office:value-type="string">
            <text:p>List(token)</text:p>
          </table:table-cell>
          <table:table-cell office:value-type="string">
            <text:p>direct</text:p>
          </table:table-cell>
          <table:table-cell office:value-type="string">
            <text:p>User_permissions</text:p>
          </table:table-cell>
          <table:table-cell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annal:Type</text:p>
          </table:table-cell>
          <table:table-cell office:value-type="string">
            <text:p>Select [+]</text:p>
          </table:table-cell>
          <table:table-cell office:value-type="string">
            <text:p>Text</text:p>
          </table:table-cell>
          <table:table-cell office:value-type="string">
            <text:p>link</text:p>
          </table:table-cell>
          <table:table-cell office:value-type="string">
            <text:p>Link</text:p>
          </table:table-cell>
          <table:table-cell office:value-type="string">
            <text:p>derived</text:p>
          </table:table-cell>
          <table:table-cell office:value-type="string">
            <text:p>List_default_type</text:p>
          </table:table-cell>
          <table:table-cell office:value-type="string">
            <text:p>@@use enum_...?</text:p>
          </table:table-cell>
        </table:table-row>
        <table:table-row table:style-name="ro1">
          <table:table-cell/>
          <table:table-cell office:value-type="string">
            <text:p>URIImage</text:p>
          </table:table-cell>
          <table:table-cell office:value-type="string">
            <text:p>annal:Image</text:p>
          </table:table-cell>
          <table:table-cell office:value-type="string">
            <text:p>Input.text</text:p>
          </table:table-cell>
          <table:table-cell office:value-type="string">
            <text:p>Text</text:p>
          </table:table-cell>
          <table:table-cell office:value-type="string">
            <text:p>image</text:p>
          </table:table-cell>
          <table:table-cell office:value-type="string">
            <text:p>Image</text:p>
          </table:table-cell>
          <table:table-cell office:value-type="string">
            <text:p>resource</text:p>
          </table:table-cell>
          <table:table-cell office:value-type="string">
            <text:p>(user data)</text:p>
          </table:table-cell>
          <table:table-cell office:value-type="string">
            <text:p>@@or link browser?</text:p>
          </table:table-cell>
        </table:table-row>
        <table:table-row table:style-name="ro2">
          <table:table-cell/>
          <table:table-cell office:value-type="string">
            <text:p>URIImport</text:p>
          </table:table-cell>
          <table:table-cell office:value-type="string">
            <text:p>any?</text:p>
          </table:table-cell>
          <table:table-cell office:value-type="string">
            <text:p>Input.text [import]</text:p>
          </table:table-cell>
          <table:table-cell office:value-type="string">
            <text:p>Struct</text:p>
          </table:table-cell>
          <table:table-cell office:value-type="string">
            <text:p>link</text:p>
          </table:table-cell>
          <table:table-cell office:value-type="string">
            <text:p>Struct</text:p>
          </table:table-cell>
          <table:table-cell office:value-type="string">
            <text:p>derived</text:p>
          </table:table-cell>
          <table:table-cell office:value-type="string">
            <text:p>(user data)</text:p>
          </table:table-cell>
          <table:table-cell/>
        </table:table-row>
        <table:table-row table:style-name="ro1">
          <table:table-cell/>
          <table:table-cell office:value-type="string">
            <text:p>URILink</text:p>
          </table:table-cell>
          <table:table-cell office:value-type="string">
            <text:p>any?</text:p>
          </table:table-cell>
          <table:table-cell office:value-type="string">
            <text:p>Input.text</text:p>
          </table:table-cell>
          <table:table-cell office:value-type="string">
            <text:p>Struct</text:p>
          </table:table-cell>
          <table:table-cell office:value-type="string">
            <text:p>link</text:p>
          </table:table-cell>
          <table:table-cell office:value-type="string">
            <text:p>Struct</text:p>
          </table:table-cell>
          <table:table-cell office:value-type="string">
            <text:p>derived</text:p>
          </table:table-cell>
          <table:table-cell office:value-type="string">
            <text:p>(user data)</text:p>
          </table:table-cell>
          <table:table-cell/>
        </table:table-row>
        <table:table-row table:style-name="ro1">
          <table:table-cell/>
          <table:table-cell office:value-type="string">
            <text:p>View</text:p>
          </table:table-cell>
          <table:table-cell office:value-type="string">
            <text:p>annal:View</text:p>
          </table:table-cell>
          <table:table-cell office:value-type="string">
            <text:p>Select [+]</text:p>
          </table:table-cell>
          <table:table-cell office:value-type="string">
            <text:p>Text</text:p>
          </table:table-cell>
          <table:table-cell office:value-type="string">
            <text:p>link</text:p>
          </table:table-cell>
          <table:table-cell office:value-type="string">
            <text:p>Link</text:p>
          </table:table-cell>
          <table:table-cell office:value-type="string">
            <text:p>derived</text:p>
          </table:table-cell>
          <table:table-cell office:value-type="string">
            <text:p>List_default_view</text:p>
          </table:table-cell>
          <table:table-cell office:value-type="string">
            <text:p>@@use enum_...?</text:p>
          </table:table-cell>
        </table:table-row>
      </table:table>
      <table:table table:name="Sheet3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5" table:default-cell-style-name="Default"/>
        <table:table-row table:style-name="ro1">
          <table:table-cell office:value-type="string">
            <text:p>Proposed render types and usage</text:p>
          </table:table-cell>
          <table:table-cell table:number-columns-repeated="3"/>
          <table:table-cell table:style-name="ce1"/>
          <table:table-cell table:number-columns-repeated="6"/>
        </table:table-row>
        <table:table-row table:style-name="ro1">
          <table:table-cell table:number-columns-repeated="4"/>
          <table:table-cell table:style-name="ce1"/>
          <table:table-cell table:number-columns-repeated="6"/>
        </table:table-row>
        <table:table-row table:style-name="ro2">
          <table:table-cell/>
          <table:table-cell office:value-type="string">
            <text:p>Render type id</text:p>
          </table:table-cell>
          <table:table-cell office:value-type="string">
            <text:p>Value type</text:p>
          </table:table-cell>
          <table:table-cell office:value-type="string">
            <text:p>Target type</text:p>
          </table:table-cell>
          <table:table-cell table:style-name="ce1" office:value-type="string">
            <text:p>Edit render</text:p>
          </table:table-cell>
          <table:table-cell office:value-type="string">
            <text:p>View render</text:p>
          </table:table-cell>
          <table:table-cell office:value-type="string">
            <text:p>ref_type</text:p>
          </table:table-cell>
          <table:table-cell office:value-type="string">
            <text:p>ref_field</text:p>
          </table:table-cell>
          <table:table-cell office:value-type="string">
            <text:p>other</text:p>
          </table:table-cell>
          <table:table-cell office:value-type="string">
            <text:p>Field example</text:p>
          </table:table-cell>
          <table:table-cell office:value-type="string">
            <text:p>Comment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EntityId</text:p>
          </table:table-cell>
          <table:table-cell table:number-columns-repeated="2" office:value-type="string">
            <text:p>annal:Slug</text:p>
          </table:table-cell>
          <table:table-cell office:value-type="string">
            <text:p>input.text</text:p>
          </table:table-cell>
          <table:table-cell office:value-type="string">
            <text:p>div.text</text:p>
          </table:table-cell>
          <table:table-cell table:number-columns-repeated="2" office:value-type="string">
            <text:p>no</text:p>
          </table:table-cell>
          <table:table-cell/>
          <table:table-cell office:value-type="string">
            <text:p>Entity_id</text:p>
          </table:table-cell>
          <table:table-cell/>
        </table:table-row>
        <table:table-row table:style-name="ro1">
          <table:table-cell/>
          <table:table-cell office:value-type="string">
            <text:p>Identifier</text:p>
          </table:table-cell>
          <table:table-cell table:number-columns-repeated="2" office:value-type="string">
            <text:p>annal:Identifier</text:p>
          </table:table-cell>
          <table:table-cell office:value-type="string">
            <text:p>input.text</text:p>
          </table:table-cell>
          <table:table-cell office:value-type="string">
            <text:p>div.text</text:p>
          </table:table-cell>
          <table:table-cell table:number-columns-repeated="2" office:value-type="string">
            <text:p>no</text:p>
          </table:table-cell>
          <table:table-cell/>
          <table:table-cell office:value-type="string">
            <text:p>Type_uri</text:p>
          </table:table-cell>
          <table:table-cell/>
        </table:table-row>
        <table:table-row table:style-name="ro1">
          <table:table-cell/>
          <table:table-cell office:value-type="string">
            <text:p>CheckBox</text:p>
          </table:table-cell>
          <table:table-cell table:number-columns-repeated="2" office:value-type="string">
            <text:p>annal:Boolean</text:p>
          </table:table-cell>
          <table:table-cell office:value-type="string">
            <text:p>input.checkbox</text:p>
          </table:table-cell>
          <table:table-cell office:value-type="string">
            <text:p>div.text</text:p>
          </table:table-cell>
          <table:table-cell table:number-columns-repeated="2" office:value-type="string">
            <text:p>no</text:p>
          </table:table-cell>
          <table:table-cell/>
          <table:table-cell office:value-type="string">
            <text:p>View_edit_view</text:p>
          </table:table-cell>
          <table:table-cell/>
        </table:table-row>
        <table:table-row table:style-name="ro1">
          <table:table-cell/>
          <table:table-cell office:value-type="string">
            <text:p>Placement</text:p>
          </table:table-cell>
          <table:table-cell table:number-columns-repeated="2" office:value-type="string">
            <text:p>annal:Placement</text:p>
          </table:table-cell>
          <table:table-cell office:value-type="string">
            <text:p>select.placement</text:p>
          </table:table-cell>
          <table:table-cell office:value-type="string">
            <text:p>div.text</text:p>
          </table:table-cell>
          <table:table-cell table:number-columns-repeated="2" office:value-type="string">
            <text:p>no</text:p>
          </table:table-cell>
          <table:table-cell/>
          <table:table-cell office:value-type="string">
            <text:p>Field_placement</text:p>
          </table:table-cell>
          <table:table-cell/>
        </table:table-row>
        <table:table-row table:style-name="ro1">
          <table:table-cell/>
          <table:table-cell office:value-type="string">
            <text:p>TokenSet</text:p>
          </table:table-cell>
          <table:table-cell table:number-columns-repeated="2" office:value-type="string">
            <text:p>annal:TokenSet</text:p>
          </table:table-cell>
          <table:table-cell office:value-type="string">
            <text:p>input.text</text:p>
          </table:table-cell>
          <table:table-cell office:value-type="string">
            <text:p>div.text</text:p>
          </table:table-cell>
          <table:table-cell table:number-columns-repeated="2" office:value-type="string">
            <text:p>no</text:p>
          </table:table-cell>
          <table:table-cell/>
          <table:table-cell office:value-type="string">
            <text:p>User_permissions</text:p>
          </table:table-cell>
          <table:table-cell/>
        </table:table-row>
        <table:table-row table:style-name="ro1">
          <table:table-cell/>
          <table:table-cell office:value-type="string">
            <text:p>Slug</text:p>
          </table:table-cell>
          <table:table-cell table:number-columns-repeated="2" office:value-type="string">
            <text:p>annal:Slug</text:p>
          </table:table-cell>
          <table:table-cell office:value-type="string">
            <text:p>input.text</text:p>
          </table:table-cell>
          <table:table-cell office:value-type="string">
            <text:p>div.text</text:p>
          </table:table-cell>
          <table:table-cell table:number-columns-repeated="2" office:value-type="string">
            <text:p>no</text:p>
          </table:table-cell>
          <table:table-cell/>
          <table:table-cell office:value-type="string">
            <text:p>List_id</text:p>
          </table:table-cell>
          <table:table-cell/>
        </table:table-row>
        <table:table-row table:style-name="ro1">
          <table:table-cell/>
          <table:table-cell office:value-type="string">
            <text:p>Text</text:p>
          </table:table-cell>
          <table:table-cell table:number-columns-repeated="2" office:value-type="string">
            <text:p>annal:Text</text:p>
          </table:table-cell>
          <table:table-cell office:value-type="string">
            <text:p>input.text</text:p>
          </table:table-cell>
          <table:table-cell office:value-type="string">
            <text:p>div.text</text:p>
          </table:table-cell>
          <table:table-cell table:number-columns-repeated="2" office:value-type="string">
            <text:p>no</text:p>
          </table:table-cell>
          <table:table-cell/>
          <table:table-cell office:value-type="string">
            <text:p>Entity_label</text:p>
          </table:table-cell>
          <table:table-cell/>
        </table:table-row>
        <table:table-row table:style-name="ro1">
          <table:table-cell/>
          <table:table-cell office:value-type="string">
            <text:p>Textarea</text:p>
          </table:table-cell>
          <table:table-cell office:value-type="string">
            <text:p>annal:Longtext</text:p>
          </table:table-cell>
          <table:table-cell office:value-type="string">
            <text:p>annal:Longtext</text:p>
          </table:table-cell>
          <table:table-cell office:value-type="string">
            <text:p>input.textarea</text:p>
          </table:table-cell>
          <table:table-cell office:value-type="string">
            <text:p>div.text</text:p>
          </table:table-cell>
          <table:table-cell table:number-columns-repeated="2" office:value-type="string">
            <text:p>no</text:p>
          </table:table-cell>
          <table:table-cell/>
          <table:table-cell office:value-type="string">
            <text:p>Entity_comment</text:p>
          </table:table-cell>
          <table:table-cell/>
        </table:table-row>
        <table:table-row table:style-name="ro1">
          <table:table-cell/>
          <table:table-cell office:value-type="string">
            <text:p>Markdown</text:p>
          </table:table-cell>
          <table:table-cell table:number-columns-repeated="2" office:value-type="string">
            <text:p>annal:Markdown</text:p>
          </table:table-cell>
          <table:table-cell office:value-type="string">
            <text:p>input.textarea</text:p>
          </table:table-cell>
          <table:table-cell office:value-type="string">
            <text:p>div.text</text:p>
          </table:table-cell>
          <table:table-cell table:number-columns-repeated="2" office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URIImage (ext)</text:p>
          </table:table-cell>
          <table:table-cell office:value-type="string">
            <text:p>annal:Identifier</text:p>
          </table:table-cell>
          <table:table-cell office:value-type="string">
            <text:p>annal:Image</text:p>
          </table:table-cell>
          <table:table-cell office:value-type="string">
            <text:p>input.text</text:p>
          </table:table-cell>
          <table:table-cell office:value-type="string">
            <text:p>img</text:p>
          </table:table-cell>
          <table:table-cell table:number-columns-repeated="2" office:value-type="string">
            <text:p>no</text:p>
          </table:table-cell>
          <table:table-cell office:value-type="string">
            <text:p>val_type</text:p>
          </table:table-cell>
          <table:table-cell/>
          <table:table-cell office:value-type="string">
            <text:p>@@or link browser?</text:p>
          </table:table-cell>
        </table:table-row>
        <table:table-row table:style-name="ro1">
          <table:table-cell/>
          <table:table-cell office:value-type="string">
            <text:p>URIImage (int)</text:p>
          </table:table-cell>
          <table:table-cell office:value-type="string">
            <text:p>annal:Import</text:p>
          </table:table-cell>
          <table:table-cell office:value-type="string">
            <text:p>annal:Image</text:p>
          </table:table-cell>
          <table:table-cell office:value-type="string">
            <text:p>input.text + button</text:p>
          </table:table-cell>
          <table:table-cell office:value-type="string">
            <text:p>img</text:p>
          </table:table-cell>
          <table:table-cell table:number-columns-repeated="2" office:value-type="string">
            <text:p>no</text:p>
          </table:table-cell>
          <table:table-cell office:value-type="string">
            <text:p>val_typ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URIImage (ref)</text:p>
          </table:table-cell>
          <table:table-cell office:value-type="string">
            <text:p>annal:Slug</text:p>
          </table:table-cell>
          <table:table-cell office:value-type="string">
            <text:p>annal:Image</text:p>
          </table:table-cell>
          <table:table-cell office:value-type="string">
            <text:p>select + button</text:p>
          </table:table-cell>
          <table:table-cell office:value-type="string">
            <text:p>img</text:p>
          </table:table-cell>
          <table:table-cell table:number-columns-repeated="2" office:value-type="string">
            <text:p>yes</text:p>
          </table:table-cell>
          <table:table-cell office:value-type="string">
            <text:p>val_type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URILink (ext)</text:p>
          </table:table-cell>
          <table:table-cell table:number-columns-repeated="2" office:value-type="string">
            <text:p>annal:Identifier</text:p>
          </table:table-cell>
          <table:table-cell office:value-type="string">
            <text:p>Input.text</text:p>
          </table:table-cell>
          <table:table-cell office:value-type="string">
            <text:p>a</text:p>
          </table:table-cell>
          <table:table-cell table:number-columns-repeated="2" office:value-type="string">
            <text:p>no</text:p>
          </table:table-cell>
          <table:table-cell office:value-type="string">
            <text:p>val_type</text:p>
          </table:table-cell>
          <table:table-cell/>
          <table:table-cell office:value-type="string">
            <text:p>@@or link browser?</text:p>
          </table:table-cell>
        </table:table-row>
        <table:table-row table:style-name="ro1">
          <table:table-cell/>
          <table:table-cell office:value-type="string">
            <text:p>URILink (int)</text:p>
          </table:table-cell>
          <table:table-cell office:value-type="string">
            <text:p>annal:Import</text:p>
          </table:table-cell>
          <table:table-cell office:value-type="string">
            <text:p>annal:Identifier</text:p>
          </table:table-cell>
          <table:table-cell office:value-type="string">
            <text:p>input.text + button</text:p>
          </table:table-cell>
          <table:table-cell office:value-type="string">
            <text:p>a</text:p>
          </table:table-cell>
          <table:table-cell table:number-columns-repeated="2" office:value-type="string">
            <text:p>no</text:p>
          </table:table-cell>
          <table:table-cell office:value-type="string">
            <text:p>val_typ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URILink (ref)</text:p>
          </table:table-cell>
          <table:table-cell office:value-type="string">
            <text:p>annal:Slug</text:p>
          </table:table-cell>
          <table:table-cell office:value-type="string">
            <text:p>annal:Identifier</text:p>
          </table:table-cell>
          <table:table-cell office:value-type="string">
            <text:p>select + button</text:p>
          </table:table-cell>
          <table:table-cell office:value-type="string">
            <text:p>a</text:p>
          </table:table-cell>
          <table:table-cell office:value-type="string">
            <text:p>yes</text:p>
          </table:table-cell>
          <table:table-cell office:value-type="string">
            <text:p>(note 4)</text:p>
          </table:table-cell>
          <table:table-cell office:value-type="string">
            <text:p>val_typ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URIImport</text:p>
          </table:table-cell>
          <table:table-cell office:value-type="string">
            <text:p>annal:Import</text:p>
          </table:table-cell>
          <table:table-cell office:value-type="string">
            <text:p>annal:Identifier</text:p>
          </table:table-cell>
          <table:table-cell office:value-type="string">
            <text:p>input.text + button</text:p>
          </table:table-cell>
          <table:table-cell office:value-type="string">
            <text:p>a</text:p>
          </table:table-cell>
          <table:table-cell table:number-columns-repeated="2" office:value-type="string">
            <text:p>no</text:p>
          </table:table-cell>
          <table:table-cell office:value-type="string">
            <text:p>val_type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Enum_choice</text:p>
          </table:table-cell>
          <table:table-cell office:value-type="string">
            <text:p>annal:Slug</text:p>
          </table:table-cell>
          <table:table-cell office:value-type="string">
            <text:p>annal:Identifier</text:p>
          </table:table-cell>
          <table:table-cell office:value-type="string">
            <text:p>select</text:p>
          </table:table-cell>
          <table:table-cell office:value-type="string">
            <text:p>a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Field_render</text:p>
          </table:table-cell>
          <table:table-cell/>
        </table:table-row>
        <table:table-row table:style-name="ro1">
          <table:table-cell/>
          <table:table-cell office:value-type="string">
            <text:p>Enum</text:p>
          </table:table-cell>
          <table:table-cell office:value-type="string">
            <text:p>annal:Slug</text:p>
          </table:table-cell>
          <table:table-cell office:value-type="string">
            <text:p>annal:Identifier</text:p>
          </table:table-cell>
          <table:table-cell office:value-type="string">
            <text:p>select + button</text:p>
          </table:table-cell>
          <table:table-cell office:value-type="string">
            <text:p>a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Bib_type</text:p>
          </table:table-cell>
          <table:table-cell/>
        </table:table-row>
        <table:table-row table:style-name="ro1">
          <table:table-cell/>
          <table:table-cell office:value-type="string">
            <text:p>Enum_optional</text:p>
          </table:table-cell>
          <table:table-cell office:value-type="string">
            <text:p>annal:Slug</text:p>
          </table:table-cell>
          <table:table-cell office:value-type="string">
            <text:p>annal:Identifier</text:p>
          </table:table-cell>
          <table:table-cell office:value-type="string">
            <text:p>select + button</text:p>
          </table:table-cell>
          <table:table-cell office:value-type="string">
            <text:p>a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placeholder</text:p>
          </table:table-cell>
          <table:table-cell office:value-type="string">
            <text:p>Field_typeref</text:p>
          </table:table-cell>
          <table:table-cell/>
        </table:table-row>
        <table:table-row table:style-name="ro1">
          <table:table-cell/>
          <table:table-cell office:value-type="string">
            <text:p>View_choice</text:p>
          </table:table-cell>
          <table:table-cell table:number-columns-repeated="2" office:value-type="string">
            <text:p>-</text:p>
          </table:table-cell>
          <table:table-cell office:value-type="string">
            <text:p>select</text:p>
          </table:table-cell>
          <table:table-cell table:number-columns-repeated="4" office:value-type="string">
            <text:p>-</text:p>
          </table:table-cell>
          <table:table-cell/>
          <table:table-cell office:value-type="string">
            <text:p>Special case</text:p>
          </table:table-cell>
        </table:table-row>
        <table:table-row table:style-name="ro1">
          <table:table-cell/>
          <table:table-cell office:value-type="string">
            <text:p>List_sel</text:p>
          </table:table-cell>
          <table:table-cell table:number-columns-repeated="2" office:value-type="string">
            <text:p>-</text:p>
          </table:table-cell>
          <table:table-cell office:value-type="string">
            <text:p>select</text:p>
          </table:table-cell>
          <table:table-cell table:number-columns-repeated="4" office:value-type="string">
            <text:p>-</text:p>
          </table:table-cell>
          <table:table-cell/>
          <table:table-cell office:value-type="string">
            <text:p>Special case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EntityTypeId</text:p>
          </table:table-cell>
          <table:table-cell office:value-type="string">
            <text:p>annal:Slug</text:p>
          </table:table-cell>
          <table:table-cell office:value-type="string">
            <text:p>annal:Identifier</text:p>
          </table:table-cell>
          <table:table-cell office:value-type="string">
            <text:p>select + button</text:p>
          </table:table-cell>
          <table:table-cell office:value-type="string">
            <text:p>a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Entity_type</text:p>
          </table:table-cell>
          <table:table-cell office:value-type="string">
            <text:p>@@deprecate?</text:p>
          </table:table-cell>
        </table:table-row>
        <table:table-row table:style-name="ro1">
          <table:table-cell/>
          <table:table-cell office:value-type="string">
            <text:p>Field</text:p>
          </table:table-cell>
          <table:table-cell office:value-type="string">
            <text:p>annal:Slug</text:p>
          </table:table-cell>
          <table:table-cell office:value-type="string">
            <text:p>annal:Identifier</text:p>
          </table:table-cell>
          <table:table-cell office:value-type="string">
            <text:p>select + button</text:p>
          </table:table-cell>
          <table:table-cell office:value-type="string">
            <text:p>a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Group_field_sel</text:p>
          </table:table-cell>
          <table:table-cell office:value-type="string">
            <text:p>@@deprecate?</text:p>
          </table:table-cell>
        </table:table-row>
        <table:table-row table:style-name="ro1">
          <table:table-cell/>
          <table:table-cell office:value-type="string">
            <text:p>List</text:p>
          </table:table-cell>
          <table:table-cell office:value-type="string">
            <text:p>annal:List</text:p>
          </table:table-cell>
          <table:table-cell office:value-type="string">
            <text:p>annal:Identifier</text:p>
          </table:table-cell>
          <table:table-cell office:value-type="string">
            <text:p>select + button</text:p>
          </table:table-cell>
          <table:table-cell office:value-type="string">
            <text:p>a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Type_list</text:p>
          </table:table-cell>
          <table:table-cell office:value-type="string">
            <text:p>@@deprecate?</text:p>
          </table:table-cell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annal:Type</text:p>
          </table:table-cell>
          <table:table-cell office:value-type="string">
            <text:p>annal:Identifier</text:p>
          </table:table-cell>
          <table:table-cell office:value-type="string">
            <text:p>select + button</text:p>
          </table:table-cell>
          <table:table-cell office:value-type="string">
            <text:p>a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List_default_type</text:p>
          </table:table-cell>
          <table:table-cell office:value-type="string">
            <text:p>@@deprecate?</text:p>
          </table:table-cell>
        </table:table-row>
        <table:table-row table:style-name="ro1">
          <table:table-cell/>
          <table:table-cell office:value-type="string">
            <text:p>View</text:p>
          </table:table-cell>
          <table:table-cell office:value-type="string">
            <text:p>annal:View</text:p>
          </table:table-cell>
          <table:table-cell office:value-type="string">
            <text:p>annal:Identifier</text:p>
          </table:table-cell>
          <table:table-cell office:value-type="string">
            <text:p>select + button</text:p>
          </table:table-cell>
          <table:table-cell office:value-type="string">
            <text:p>a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List_default_view</text:p>
          </table:table-cell>
          <table:table-cell office:value-type="string">
            <text:p>@@deprecate?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RepeatGroup</text:p>
          </table:table-cell>
          <table:table-cell table:number-columns-repeated="2" office:value-type="string">
            <text:p>annal:Field_group*</text:p>
          </table:table-cell>
          <table:table-cell table:number-columns-repeated="2" office:value-type="string">
            <text:p>(group)</text:p>
          </table:table-cell>
          <table:table-cell table:number-columns-repeated="2"/>
          <table:table-cell office:value-type="string">
            <text:p>group_ref</text:p>
          </table:table-cell>
          <table:table-cell office:value-type="string">
            <text:p>Bib_authors</text:p>
          </table:table-cell>
          <table:table-cell/>
        </table:table-row>
        <table:table-row table:style-name="ro1">
          <table:table-cell/>
          <table:table-cell office:value-type="string">
            <text:p>RepeatGroupRow</text:p>
          </table:table-cell>
          <table:table-cell table:number-columns-repeated="2" office:value-type="string">
            <text:p>annal:Field_group*</text:p>
          </table:table-cell>
          <table:table-cell table:number-columns-repeated="2" office:value-type="string">
            <text:p>(group)</text:p>
          </table:table-cell>
          <table:table-cell table:number-columns-repeated="2"/>
          <table:table-cell office:value-type="string">
            <text:p>group_ref</text:p>
          </table:table-cell>
          <table:table-cell office:value-type="string">
            <text:p>View_fields</text:p>
          </table:table-cell>
          <table:table-cell/>
        </table:table-row>
        <table:table-row table:style-name="ro1">
          <table:table-cell/>
          <table:table-cell office:value-type="string">
            <text:p>RepeatListRow</text:p>
          </table:table-cell>
          <table:table-cell table:number-columns-repeated="2" office:value-type="string">
            <text:p>annal:Field_group*</text:p>
          </table:table-cell>
          <table:table-cell table:number-columns-repeated="2" office:value-type="string">
            <text:p>(group)</text:p>
          </table:table-cell>
          <table:table-cell table:number-columns-repeated="2"/>
          <table:table-cell office:value-type="string">
            <text:p>group_ref</text:p>
          </table:table-cell>
          <table:table-cell office:value-type="string">
            <text:p>(see views.entitylist)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Notes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w to handle images that are uploaded to the containing entity (i.e. combining URIImport for edit and URIImage for view)?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Separate edit and view renderers would handle this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Default edit and view from same render id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igration strategy: map deprecated render types to value+edit render values.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Use implied values for separate value+edit render types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Later, remove deprecated render types when all data has been updated.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Implementation: move edit/view renderer selection from renderer to containing field logic?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If a `ref_field` value is provided, the indicated field is used to populate the link text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Enumerated non-type values are handled specially by module `models.entitytypeinfo`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Reference vs import are distinguished on declared value type of field.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heck logic for `has_import_button` and `has_new_button`, esp. w.r.t. render type codes</text:p>
          </table:table-cell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2cm" fo:page-height="29.7cm" style:num-format="1" style:print-orientation="landscape" fo:margin-top="1cm" fo:margin-bottom="1cm" fo:margin-left="1cm" fo:margin-right="1.45cm" style:shadow="non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5">05/05/2015</text:date>, <text:time>17:23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aham Klyne</meta:initial-creator>
    <meta:creation-date>2015-04-02T14:12:11</meta:creation-date>
    <meta:generator>OpenOffice/4.1.1$Unix OpenOffice.org_project/411m6$Build-9775</meta:generator>
    <dc:date>2015-05-05T17:23:15</dc:date>
    <dc:creator>Graham Klyne</dc:creator>
    <meta:editing-duration>P6DT1H40M36S</meta:editing-duration>
    <meta:editing-cycles>23</meta:editing-cycles>
    <meta:printed-by>Graham Klyne</meta:printed-by>
    <meta:print-date>2015-04-10T15:13:41</meta:print-date>
    <meta:document-statistic meta:table-count="3" meta:cell-count="544" meta:object-count="0"/>
  </office:meta>
</office:document-meta>
</file>